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7" calcext:value-type="float">
            <text:p>416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56" calcext:value-type="float">
            <text:p>1665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56" calcext:value-type="float">
            <text:p>16656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48" calcext:value-type="float">
            <text:p>1664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26" calcext:value-type="float">
            <text:p>6662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32" calcext:value-type="float">
            <text:p>6663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47" calcext:value-type="float">
            <text:p>6664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81" calcext:value-type="float">
            <text:p>1828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33" calcext:value-type="float">
            <text:p>1823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412" calcext:value-type="float">
            <text:p>1841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13" calcext:value-type="float">
            <text:p>341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12" calcext:value-type="float">
            <text:p>3412</text:p>
          </table:table-cell>
        </table:table-row>
      </table:table>
      <table:table table:name="Pivot Table_datalog_1" table:style-name="ta1">
        <table:table-column table:style-name="co7" table:default-cell-style-name="ce3"/>
        <table:table-column table:style-name="co7" table:number-columns-repeated="2" table:default-cell-style-name="ce7"/>
        <table:table-column table:style-name="co7" table:default-cell-style-name="ce13"/>
        <table:table-row table:style-name="ro1">
          <table:table-cell table:style-name="ce1" office:value-type="string" calcext:value-type="string">
            <text:p>BASE</text:p>
          </table:table-cell>
          <table:table-cell table:style-name="ce6" office:value-type="string" calcext:value-type="string">
            <text:p>ITERS</text:p>
          </table:table-cell>
          <table:table-cell table:style-name="ce6" office:value-type="string" calcext:value-type="string">
            <text:p>CALCULATOR</text:p>
          </table:table-cell>
          <table:table-cell table:style-name="ce12" office:value-type="string" calcext:value-type="string">
            <text:p>Average - TIME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57.333333333333" calcext:value-type="float">
            <text:p>157.3333333333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041.33333333333" calcext:value-type="float">
            <text:p>1041.33333333333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22" calcext:value-type="float">
            <text:p>122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112" calcext:value-type="float">
            <text:p>1112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166.33333333333" calcext:value-type="float">
            <text:p>4166.33333333333</text:p>
          </table:table-cell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52.333333333333" calcext:value-type="float">
            <text:p>152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503.333333333333" calcext:value-type="float">
            <text:p>503.3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864.33333333333" calcext:value-type="float">
            <text:p>1864.33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894.333333333333" calcext:value-type="float">
            <text:p>894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4531.66666666667" calcext:value-type="float">
            <text:p>4531.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6653.3333333333" calcext:value-type="float">
            <text:p>16653.3333333333</text:p>
          </table:table-cell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592.666666666667" calcext:value-type="float">
            <text:p>592.666666666667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2037" calcext:value-type="float">
            <text:p>203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7435.66666666667" calcext:value-type="float">
            <text:p>7435.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3409.66666666667" calcext:value-type="float">
            <text:p>3409.66666666667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8308.6666666667" calcext:value-type="float">
            <text:p>18308.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66635" calcext:value-type="float">
            <text:p>66635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1"/>
          <table:table-cell table:style-name="ce16" office:value-type="float" office:value="5440.41666666667" calcext:value-type="float">
            <text:p>5440.41666666667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log_1'.A1:'Pivot Table_datalog_1'.D26" table:buttons="'Pivot Table_datalog_1'.A1 'Pivot Table_datalog_1'.B1 'Pivot Table_datalog_1'.C1" table:show-filter-button="false" table:drill-down-on-double-click="false">
          <table:source-cell-range table:cell-range-address="datalog.A1:datalog.F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CULATOR" table:orientation="row" table:used-hierarchy="0" table:function="auto">
            <table:data-pilot-level table:show-empty="false" calcext:repeat-item-labels="false">
              <table:data-pilot-members>
                <table:data-pilot-member table:name="BatchMandelCalculator" table:display="true" table:show-details="true"/>
                <table:data-pilot-member table:name="LineMandelCalculator" table:display="true" table:show-details="true"/>
                <table:data-pilot-member table:name="RefMandelCalcula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39" table:display="true" table:show-details="true"/>
                <table:data-pilot-member table:name="65" table:display="true" table:show-details="true"/>
                <table:data-pilot-member table:name="117" table:display="true" table:show-details="true"/>
                <table:data-pilot-member table:name="122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7" table:display="true" table:show-details="true"/>
                <table:data-pilot-member table:name="158" table:display="true" table:show-details="true"/>
                <table:data-pilot-member table:name="238" table:display="true" table:show-details="true"/>
                <table:data-pilot-member table:name="467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592" table:display="true" table:show-details="true"/>
                <table:data-pilot-member table:name="594" table:display="true" table:show-details="true"/>
                <table:data-pilot-member table:name="894" table:display="true" table:show-details="true"/>
                <table:data-pilot-member table:name="895" table:display="true" table:show-details="true"/>
                <table:data-pilot-member table:name="1041" table:display="true" table:show-details="true"/>
                <table:data-pilot-member table:name="1042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3" table:display="true" table:show-details="true"/>
                <table:data-pilot-member table:name="1864" table:display="true" table:show-details="true"/>
                <table:data-pilot-member table:name="1865" table:display="true" table:show-details="true"/>
                <table:data-pilot-member table:name="2035" table:display="true" table:show-details="true"/>
                <table:data-pilot-member table:name="2036" table:display="true" table:show-details="true"/>
                <table:data-pilot-member table:name="2040" table:display="true" table:show-details="true"/>
                <table:data-pilot-member table:name="3404" table:display="true" table:show-details="true"/>
                <table:data-pilot-member table:name="3412" table:display="true" table:show-details="true"/>
                <table:data-pilot-member table:name="3413" table:display="true" table:show-details="true"/>
                <table:data-pilot-member table:name="4166" table:display="true" table:show-details="true"/>
                <table:data-pilot-member table:name="4167" table:display="true" table:show-details="true"/>
                <table:data-pilot-member table:name="4528" table:display="true" table:show-details="true"/>
                <table:data-pilot-member table:name="4533" table:display="true" table:show-details="true"/>
                <table:data-pilot-member table:name="4534" table:display="true" table:show-details="true"/>
                <table:data-pilot-member table:name="7435" table:display="true" table:show-details="true"/>
                <table:data-pilot-member table:name="7437" table:display="true" table:show-details="true"/>
                <table:data-pilot-member table:name="16648" table:display="true" table:show-details="true"/>
                <table:data-pilot-member table:name="16656" table:display="true" table:show-details="true"/>
                <table:data-pilot-member table:name="18233" table:display="true" table:show-details="true"/>
                <table:data-pilot-member table:name="18281" table:display="true" table:show-details="true"/>
                <table:data-pilot-member table:name="18412" table:display="true" table:show-details="true"/>
                <table:data-pilot-member table:name="66626" table:display="true" table:show-details="true"/>
                <table:data-pilot-member table:name="66632" table:display="true" table:show-details="true"/>
                <table:data-pilot-member table:name="666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1T14:46:53.028626126</dc:date>
    <meta:editing-duration>PT3M14S</meta:editing-duration>
    <meta:editing-cycles>1</meta:editing-cycles>
    <meta:document-statistic meta:table-count="2" meta:cell-count="504" meta:object-count="0"/>
    <meta:generator>LibreOffice/6.0.7.3$Linux_X86_64 LibreOffice_project/00m0$Build-3</meta:generator>
  </office:meta>
</office:document-meta>
</file>